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ro8" style:family="table-row">
      <style:table-row-properties style:row-height="0.6362in" fo:break-before="auto" style:use-optimal-row-height="true"/>
    </style:style>
    <style:style style:name="ro9" style:family="table-row">
      <style:table-row-properties style:row-height="0.1673in" fo:break-before="auto" style:use-optimal-row-height="true"/>
    </style:style>
    <style:style style:name="ro10" style:family="table-row">
      <style:table-row-properties style:row-height="0.589in" fo:break-before="auto" style:use-optimal-row-height="false"/>
    </style:style>
    <style:style style:name="ro11" style:family="table-row">
      <style:table-row-properties style:row-height="0.4819in" fo:break-before="auto" style:use-optimal-row-height="tru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1992in" fo:break-before="auto" style:use-optimal-row-height="false"/>
    </style:style>
    <style:style style:name="ro14" style:family="table-row">
      <style:table-row-properties style:row-height="0.5772in" fo:break-before="auto" style:use-optimal-row-height="false"/>
    </style:style>
    <style:style style:name="ro15" style:family="table-row">
      <style:table-row-properties style:row-height="0.5535in" fo:break-before="auto" style:use-optimal-row-height="false"/>
    </style:style>
    <style:style style:name="ro16" style:family="table-row">
      <style:table-row-properties style:row-height="0.6236in" fo:break-before="auto" style:use-optimal-row-height="false"/>
    </style:style>
    <style:style style:name="ro17" style:family="table-row">
      <style:table-row-properties style:row-height="0.2091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1.0992in" fo:break-before="auto" style:use-optimal-row-height="true"/>
    </style:style>
    <style:style style:name="ro21" style:family="table-row">
      <style:table-row-properties style:row-height="1.2453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ro23" style:family="table-row">
      <style:table-row-properties style:row-height="1.3846in" fo:break-before="auto" style:use-optimal-row-height="false"/>
    </style:style>
    <style:style style:name="ro24" style:family="table-row">
      <style:table-row-properties style:row-height="0.2201in" fo:break-before="auto" style:use-optimal-row-height="false"/>
    </style:style>
    <style:style style:name="ro25" style:family="table-row">
      <style:table-row-properties style:row-height="1.2953in" fo:break-before="auto" style:use-optimal-row-height="false"/>
    </style:style>
    <style:style style:name="ro26" style:family="table-row">
      <style:table-row-properties style:row-height="1.1854in" fo:break-before="auto" style:use-optimal-row-height="false"/>
    </style:style>
    <style:style style:name="ro27" style:family="table-row">
      <style:table-row-properties style:row-height="0.9965in" fo:break-before="auto" style:use-optimal-row-height="false"/>
    </style:style>
    <style:style style:name="ro28" style:family="table-row">
      <style:table-row-properties style:row-height="0.7902in" fo:break-before="auto" style:use-optimal-row-height="true"/>
    </style:style>
    <style:style style:name="ro29" style:family="table-row">
      <style:table-row-properties style:row-height="0.8764in" fo:break-before="auto" style:use-optimal-row-height="false"/>
    </style:style>
    <style:style style:name="ro30" style:family="table-row">
      <style:table-row-properties style:row-height="1.0661in" fo:break-before="auto" style:use-optimal-row-height="false"/>
    </style:style>
    <style:style style:name="ro31" style:family="table-row">
      <style:table-row-properties style:row-height="0.9299in" fo:break-before="auto" style:use-optimal-row-height="false"/>
    </style:style>
    <style:style style:name="ro32" style:family="table-row">
      <style:table-row-properties style:row-height="1.0126in" fo:break-before="auto" style:use-optimal-row-height="false"/>
    </style:style>
    <style:style style:name="ro33" style:family="table-row">
      <style:table-row-properties style:row-height="0.8866in" fo:break-before="auto" style:use-optimal-row-height="false"/>
    </style:style>
    <style:style style:name="ro34" style:family="table-row">
      <style:table-row-properties style:row-height="0.9665in" fo:break-before="auto" style:use-optimal-row-height="false"/>
    </style:style>
    <style:style style:name="ro35" style:family="table-row">
      <style:table-row-properties style:row-height="0.7535in" fo:break-before="auto" style:use-optimal-row-height="false"/>
    </style:style>
    <style:style style:name="ro36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ackground-color="#dddddd" style:text-align-source="fix" style:repeat-content="false" fo:border-left="none" fo:border-right="none" fo:border-top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3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.0693in"/>
    </style:style>
    <style:style style:name="ce72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ext-properties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e6e6ff"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ackground-color="#dddddd"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order-bottom="0.0138in solid #000000" fo:background-color="#e6e6ff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5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top"/>
      <style:paragraph-properties fo:text-align="start" fo:margin-left="0.0693in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start" fo:margin-left="0.0693in"/>
    </style:style>
    <style:style style:name="ce151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70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1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80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83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4" style:family="table-cell" style:parent-style-name="Default" style:data-style-name="N43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5" style:family="table-cell" style:parent-style-name="Default" style:data-style-name="N43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92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3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5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1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0.0346in solid #000000" fo:background-color="#83caff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6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7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8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2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1" fo:font-size="10pt" style:font-size-asian="10pt" style:font-size-complex="10pt"/>
    </style:style>
    <style:style style:name="ce23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2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3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fo:color="#579d1c" style:font-name="Arial" fo:font-size="10pt" style:font-size-asian="10pt" style:font-size-complex="10pt"/>
    </style:style>
    <style:style style:name="ce234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size-asian="10pt" style:font-size-complex="10pt"/>
    </style:style>
    <style:style style:name="ce23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name-asian="Microsoft YaHei" style:font-size-asian="10pt" style:font-name-complex="Mangal" style:font-size-complex="10pt"/>
    </style:style>
    <style:style style:name="ce238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4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</style:style>
    <style:style style:name="ce24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>
      <style:table-cell-properties fo:wrap-option="wrap" style:vertical-align="top"/>
    </style:style>
    <style:style style:name="ce246" style:family="table-cell" style:parent-style-name="Default">
      <style:table-cell-properties style:vertical-align="top"/>
    </style:style>
    <style:style style:name="ce247" style:family="table-cell" style:parent-style-name="Default">
      <style:table-cell-properties fo:background-color="#ffffff" style:vertical-align="top"/>
    </style:style>
    <style:style style:name="ce248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  <style:style style:name="T3" style:family="text">
      <style:text-properties style:font-name="Arial1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48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107"/>
        <table:table-column table:style-name="co9" table:number-columns-repeated="2" table:default-cell-style-name="ce156"/>
        <table:table-column table:style-name="co10" table:default-cell-style-name="ce156"/>
        <table:table-column table:style-name="co11" table:default-cell-style-name="ce107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number-columns-repeated="9"/>
          <table:table-cell table:number-columns-repeated="1012"/>
        </table:table-row>
        <table:table-row table:style-name="ro2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74"/>
          <table:table-cell table:style-name="ce108" office:value-type="string" table:number-columns-spanned="5" table:number-rows-spanned="1">
            <text:p>Register Fields</text:p>
          </table:table-cell>
          <table:covered-table-cell table:number-columns-repeated="3" table:style-name="ce157"/>
          <table:covered-table-cell table:style-name="ce208"/>
          <table:table-cell table:number-columns-repeated="1012"/>
        </table:table-row>
        <table:table-row table:style-name="ro3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75" office:value-type="string">
            <text:p>Offset</text:p>
          </table:table-cell>
          <table:table-cell table:style-name="ce75" office:value-type="string">
            <text:p>Size</text:p>
          </table:table-cell>
          <table:table-cell table:style-name="ce98" office:value-type="string">
            <text:p>Type</text:p>
          </table:table-cell>
          <table:table-cell table:style-name="ce109" office:value-type="string">
            <text:p>Name </text:p>
          </table:table-cell>
          <table:table-cell table:style-name="ce158" office:value-type="string">
            <text:p>Bit(s)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Default</text:p>
          </table:table-cell>
          <table:table-cell table:style-name="ce209" office:value-type="string">
            <text:p>Description</text:p>
          </table:table-cell>
          <table:table-cell table:style-name="ce244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76" table:number-columns-repeated="3"/>
          <table:table-cell table:style-name="ce110"/>
          <table:table-cell table:style-name="ce159" table:number-columns-repeated="3"/>
          <table:table-cell table:style-name="ce110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EMIF[0:3] Configuration Registers</text:p>
            </table:table-cell>
            <table:covered-table-cell table:number-columns-repeated="2" table:style-name="ce78"/>
            <table:covered-table-cell table:style-name="ce99"/>
            <table:covered-table-cell table:style-name="ce112"/>
            <table:covered-table-cell table:number-columns-repeated="3" table:style-name="ce161"/>
            <table:covered-table-cell table:style-name="ce21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79" office:value-type="string" table:number-columns-spanned="1" table:number-rows-spanned="2">
                <text:p>0x00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3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62"/>
              <table:covered-table-cell table:style-name="ce212"/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4" office:value-type="string">
                <text:p><text:s/>Emif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42</text:p>
              </table:table-cell>
              <table:table-cell table:style-name="ce213" office:value-type="string">
                <text:p>Information that uniquely identifies the type of EMIF element instantiated by the FPGA. 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0" office:value-type="string" table:number-columns-spanned="1" table:number-rows-spanned="2">
                <text:p>0x01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Ver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01</text:p>
              </table:table-cell>
              <table:table-cell table:style-name="ce214" office:value-type="string">
                <text:p>Ver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EMIF2</text:p>
              </table:table-cell>
              <table:table-cell table:style-name="ce81" office:value-type="string" table:number-columns-spanned="1" table:number-rows-spanned="2">
                <text:p>0x02</text:p>
              </table:table-cell>
              <table:table-cell table:style-name="ce81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Revi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Revi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3</text:p>
              </table:table-cell>
              <table:table-cell table:style-name="ce82" office:value-type="string" table:number-columns-spanned="1" table:number-rows-spanned="2">
                <text:p>0x03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serve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Reserved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TOP[0:3] Configuration Registers</text:p>
            </table:table-cell>
            <table:covered-table-cell table:number-columns-repeated="2" table:style-name="ce81"/>
            <table:covered-table-cell table:style-name="ce102"/>
            <table:covered-table-cell table:style-name="ce117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79" office:value-type="string" table:number-columns-spanned="1" table:number-rows-spanned="2">
                <text:p>0x04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8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65"/>
              <table:covered-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Top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0" office:value-type="string" table:number-columns-spanned="1" table:number-rows-spanned="2">
                <text:p>0x05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Year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year date of the generated bitstream (0 stands for 2000)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0" office:value-type="string" table:number-columns-spanned="1" table:number-rows-spanned="2">
                <text:p>0x06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Month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month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TOP3</text:p>
              </table:table-cell>
              <table:table-cell table:style-name="ce82" office:value-type="string" table:number-columns-spanned="1" table:number-rows-spanned="2">
                <text:p>0x07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DateDay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The day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SHELL[0:3] Configuration <text:s/>Registers</text:p>
            </table:table-cell>
            <table:covered-table-cell table:number-columns-repeated="2" table:style-name="ce83"/>
            <table:covered-table-cell table:style-name="ce104"/>
            <table:covered-table-cell table:style-name="ce121"/>
            <table:covered-table-cell table:number-columns-repeated="3" table:style-name="ce166"/>
            <table:covered-table-cell table:style-name="ce218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4" office:value-type="string">
                <text:p><text:s/>SHELL0</text:p>
              </table:table-cell>
              <table:table-cell table:style-name="ce78" office:value-type="string">
                <text:p>0x08</text:p>
              </table:table-cell>
              <table:table-cell table:style-name="ce78"/>
              <table:table-cell table:style-name="ce99"/>
              <table:table-cell table:style-name="ce122"/>
              <table:table-cell table:style-name="ce165" table:number-columns-repeated="3"/>
              <table: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1</text:p>
              </table:table-cell>
              <table:table-cell table:style-name="ce81" office:value-type="string">
                <text:p>0x09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2</text:p>
              </table:table-cell>
              <table:table-cell table:style-name="ce81" office:value-type="string">
                <text:p>0x0A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3</text:p>
              </table:table-cell>
              <table:table-cell table:style-name="ce84" office:value-type="string">
                <text:p>0x0B</text:p>
              </table:table-cell>
              <table:table-cell table:style-name="ce84"/>
              <table:table-cell table:style-name="ce105"/>
              <table:table-cell table:style-name="ce116"/>
              <table:table-cell table:style-name="ce164" table:number-columns-repeated="3"/>
              <table:table-cell table:style-name="ce215"/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ROLE[0:3] Configuration Registers</text:p>
            </table:table-cell>
            <table:covered-table-cell table:style-name="ce85"/>
            <table:covered-table-cell table:style-name="ce81"/>
            <table:covered-table-cell table:style-name="ce102"/>
            <table:covered-table-cell table:style-name="ce123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0</text:p>
              </table:table-cell>
              <table:table-cell table:style-name="ce81" office:value-type="string">
                <text:p>0x0C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1</text:p>
              </table:table-cell>
              <table:table-cell table:style-name="ce81" office:value-type="string">
                <text:p>0x0D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2</text:p>
              </table:table-cell>
              <table:table-cell table:style-name="ce81" office:value-type="string">
                <text:p>0x0E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0"/>
              <table:covered-table-cell table:style-name="ce35"/>
              <table:table-cell table:style-name="ce56" office:value-type="string">
                <text:p><text:s/>ROLE3</text:p>
              </table:table-cell>
              <table:table-cell table:style-name="ce84" office:value-type="string">
                <text:p>0x0F</text:p>
              </table:table-cell>
              <table:table-cell table:style-name="ce84"/>
              <table:table-cell table:style-name="ce105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1"/>
            <table:table-cell table:style-name="ce12" office:value-type="string" table:number-columns-spanned="1" table:number-rows-spanned="44">
              <text:p>PHY</text:p>
            </table:table-cell>
            <table:table-cell table:style-name="ce36" office:value-type="string" table:number-columns-spanned="1" table:number-rows-spanned="44">
              <text:p>[0x10]</text:p>
            </table:table-cell>
            <table:table-cell table:style-name="ce53" office:value-type="string" table:number-columns-spanned="9" table:number-rows-spanned="1">
              <text:p>Status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8">
                <text:p>STATUS</text:p>
              </table:table-cell>
              <table:table-cell table:style-name="ce86" office:value-type="string" table:number-columns-spanned="1" table:number-rows-spanned="8">
                <text:p>0x00</text:p>
              </table:table-cell>
              <table:table-cell table:style-name="ce86" office:value-type="float" office:value="1" table:number-columns-spanned="1" table:number-rows-spanned="8">
                <text:p>1</text:p>
              </table:table-cell>
              <table:table-cell table:style-name="ce86" office:value-type="string" table:number-columns-spanned="1" table:number-rows-spanned="8">
                <text:p>RO</text:p>
              </table:table-cell>
              <table:table-cell table:style-name="ce125" office:value-type="string" table:number-columns-spanned="5" table:number-rows-spanned="1">
                <text:p>Status of the main cores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0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0_InitCalibComplete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1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1_InitCalibComplete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CoreReady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PCS block is locked and there is no MAC remote or local fault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QpllLock</text:p>
              </table:table-cell>
              <table:table-cell table:style-name="ce163" office:value-type="float" office:value="3">
                <text:p>3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Lock indication from QPLL block in cor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CamReady</text:p>
              </table:table-cell>
              <table:table-cell table:style-name="ce163" office:value-type="string">
                <text:p>4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content-addressable memory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2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ToeReady</text:p>
              </table:table-cell>
              <table:table-cell table:style-name="ce163" office:value-type="string">
                <text:p>5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TCPOffload Engine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3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26" office:value-type="string">
                <text:p>Nu</text:p>
              </table:table-cell>
              <table:table-cell table:style-name="ce170" office:value-type="string">
                <text:p>7:6</text:p>
              </table:table-cell>
              <table:table-cell table:style-name="ce173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Gigabit Transceiver Control Registers</text:p>
            </table:table-cell>
            <table:covered-table-cell table:number-columns-repeated="3" table:style-name="ce87"/>
            <table:covered-table-cell table:style-name="ce126"/>
            <table:covered-table-cell table:style-name="ce170"/>
            <table:covered-table-cell table:style-name="ce173"/>
            <table:covered-table-cell table:style-name="ce164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4">
                <text:p>GTH0</text:p>
              </table:table-cell>
              <table:table-cell table:style-name="ce86" office:value-type="string" table:number-columns-spanned="1" table:number-rows-spanned="4">
                <text:p>0x01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08" office:value-type="string" table:number-columns-spanned="5" table:number-rows-spanned="1">
                <text:p><text:s/>Configuration and tuning of GTH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<text:s/>GTH0_RxEqualizationMode</text:p>
              </table:table-cell>
              <table:table-cell table:style-name="ce163" office:value-type="string">
                <text:p>0</text:p>
              </table:table-cell>
              <table:table-cell table:style-name="ce163" office:value-type="string">
                <text:p>RW</text:p>
              </table:table-cell>
              <table:table-cell table:style-name="ce201" office:value-type="string">
                <text:p>0x1</text:p>
              </table:table-cell>
              <table:table-cell table:style-name="ce213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9" office:value-type="string">
                <text:p><text:s/>Nu </text:p>
              </table:table-cell>
              <table:table-cell table:style-name="ce171" office:value-type="string">
                <text:p>3: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22"/>
              <table:table-cell table:style-name="ce246" table:number-columns-repeated="1007"/>
              <table:table-cell table:number-columns-repeated="5"/>
            </table:table-row>
            <table:table-row table:style-name="ro15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6" office:value-type="string">
                <text:p><text:s/>GTH0_TxDriverSwing</text:p>
              </table:table-cell>
              <table:table-cell table:style-name="ce172" office:value-type="string">
                <text:p>7:4</text:p>
              </table:table-cell>
              <table:table-cell table:style-name="ce173" office:value-type="string">
                <text:p>RW</text:p>
              </table:table-cell>
              <table:table-cell table:style-name="ce202" office:value-type="string">
                <text:p>0xC</text:p>
              </table:table-cell>
              <table:table-cell table:style-name="ce215" office:value-type="string">
                <text:p><text:span text:style-name="T1">Transceive</text:span><text:span text:style-name="T1">r transmit </text:span><text:span text:style-name="T1">driver </text:span><text:span text:style-name="T1">swing. </text:span></text:p>
                <text:p><text:span text:style-name="T1">A value of </text:span><text:span text:style-name="T1">'4' </text:span><text:span text:style-name="T1">correspond</text:span><text:span text:style-name="T1">s to a </text:span><text:span text:style-name="T2">peak-to-</text:span><text:span text:style-name="T2">peak </text:span><text:span text:style-name="T2">differential </text:span><text:span text:style-name="T2">voltage of </text:span><text:span text:style-name="T1">460 mV. </text:span><text:span text:style-name="T1">Refer to </text:span><text:span text:style-name="T1">UG576 for </text:span><text:span text:style-name="T1">other </text:span><text:span text:style-name="T1">values.</text:span>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49" office:value-type="string" table:number-columns-spanned="1" table:number-rows-spanned="2">
                <text:p>GTH1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re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re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 table:style-name="ce59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60" office:value-type="string" table:number-columns-spanned="1" table:number-rows-spanned="2">
                <text:p>GTH2</text:p>
              </table:table-cell>
              <table:table-cell table:style-name="ce86" office:value-type="string" table:number-columns-spanned="1" table:number-rows-spanned="2">
                <text:p>0x03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ost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ost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13" table:visibility="collapse">
              <table:table-cell/>
              <table:covered-table-cell table:style-name="ce13"/>
              <table:covered-table-cell table:style-name="ce3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17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4-0x07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31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4">
            <table:table-cell table:style-name="ce1"/>
            <table:covered-table-cell table:style-name="ce18"/>
            <table:covered-table-cell table:style-name="ce41"/>
            <table:table-cell table:style-name="ce61" office:value-type="string" table:number-columns-spanned="9" table:number-rows-spanned="1">
              <text:p>Soft Reset Layer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RESET</text:p>
              </table:table-cell>
              <table:table-cell table:style-name="ce89" office:value-type="string" table:number-columns-spanned="1" table:number-rows-spanned="9">
                <text:p>0x08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08" office:value-type="string" table:number-columns-spanned="5" table:number-rows-spanned="1">
                <text:p><text:s/>Soft Reset Layer Register</text:p>
              </table:table-cell>
              <table:covered-table-cell table:number-columns-repeated="3" table:style-name="ce174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9" office:value-type="string">
                <text:p><text:s/>LY7_Reset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Software reset of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4">
            <table:table-cell table:style-name="ce1"/>
            <table:covered-table-cell table:style-name="ce18"/>
            <table:covered-table-cell table:style-name="ce41"/>
            <table:table-cell table:style-name="ce63" office:value-type="string" table:number-columns-spanned="9" table:number-rows-spanned="1">
              <text:p>Enable Layer Register</text:p>
            </table:table-cell>
            <table:covered-table-cell table:number-columns-repeated="3" table:style-name="ce90"/>
            <table:covered-table-cell table:style-name="ce130"/>
            <table:covered-table-cell table:number-columns-repeated="3" table:style-name="ce178"/>
            <table:covered-table-cell table:style-name="ce228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ENABLE</text:p>
              </table:table-cell>
              <table:table-cell table:style-name="ce89" office:value-type="string" table:number-columns-spanned="1" table:number-rows-spanned="9">
                <text:p>0x09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31" office:value-type="string" table:number-columns-spanned="5" table:number-rows-spanned="1">
                <text:p>Enable Layer Register</text:p>
              </table:table-cell>
              <table:covered-table-cell table:number-columns-repeated="3" table:style-name="ce175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91"/>
              <table:table-cell table:style-name="ce129" office:value-type="string">
                <text:p><text:s/>LY7_Enable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Enable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19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17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A-0x0F</text:p>
              </table:table-cell>
              <table:table-cell table:style-name="ce86" office:value-type="float" office:value="6" table:number-columns-spanned="1" table:number-rows-spanned="2">
                <text:p>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47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2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3">
                <text:p><text:s text:c="2"/>CONTROL</text:p>
              </table:table-cell>
              <table:table-cell table:style-name="ce86" office:value-type="string" table:number-columns-spanned="1" table:number-rows-spanned="3">
                <text:p>0x00</text:p>
              </table:table-cell>
              <table:table-cell table:style-name="ce86" office:value-type="float" office:value="1" table:number-columns-spanned="1" table:number-rows-spanned="3">
                <text:p>1</text:p>
              </table:table-cell>
              <table:table-cell table:style-name="ce86" office:value-type="string" table:number-columns-spanned="1" table:number-rows-spanned="3">
                <text:p>RW</text:p>
              </table:table-cell>
              <table:table-cell table:style-name="ce132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14" office:value-type="string">
                <text:p><text:s/>MAC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Status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2">
                <text:p><text:s/>STATUS</text:p>
              </table:table-cell>
              <table:table-cell table:style-name="ce86" office:value-type="string" table:number-columns-spanned="1" table:number-rows-spanned="2">
                <text:p>0x01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3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MAC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4"/>
              <table:covered-table-cell table:style-name="ce38"/>
              <table:table-cell table:style-name="ce66" office:value-type="string" table:number-columns-spanned="1" table:number-rows-spanned="2">
                <text:p><text:s/>MAC[0:5]</text:p>
              </table:table-cell>
              <table:table-cell table:style-name="ce93" office:value-type="string" table:number-columns-spanned="1" table:number-rows-spanned="2">
                <text:p>0x02</text:p>
              </table:table-cell>
              <table:table-cell table:style-name="ce93" office:value-type="float" office:value="6" table:number-columns-spanned="1" table:number-rows-spanned="2">
                <text:p>6</text:p>
              </table:table-cell>
              <table:table-cell table:style-name="ce93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MAC address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5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16"/>
              <table:covered-table-cell table:style-name="ce40"/>
              <table:covered-table-cell table:style-name="ce49"/>
              <table:covered-table-cell table:number-columns-repeated="3" table:style-name="ce94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4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 text:c="2"/><text:s text:c="8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2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5">
                <text:p><text:s/>CONTROL[0:1]</text:p>
              </table:table-cell>
              <table:table-cell table:style-name="ce86" office:value-type="string" table:number-columns-spanned="1" table:number-rows-spanned="5">
                <text:p>0x00</text:p>
              </table:table-cell>
              <table:table-cell table:style-name="ce86" office:value-type="float" office:value="2" table:number-columns-spanned="1" table:number-rows-spanned="5">
                <text:p>2</text:p>
              </table:table-cell>
              <table:table-cell table:style-name="ce86" office:value-type="string" table:number-columns-spanned="1" table:number-rows-spanned="5">
                <text:p>RW</text:p>
              </table:table-cell>
              <table:table-cell table:style-name="ce132" office:value-type="string" table:number-columns-spanned="5" table:number-rows-spanned="1">
                <text:p><text:s/>Control of the layer-3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SUBNET_Mask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14" office:value-type="string">
                <text:p><text:s/>GATEWAY_AddrValid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15:3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Status Register</text:p>
            </table:table-cell>
            <table:covered-table-cell table:number-columns-repeated="3" table:style-name="ce85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STATUS[0:1]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2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9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6"/>
              <table:table-cell table:style-name="ce116" office:value-type="string">
                <text:p><text:s/>Nu</text:p>
              </table:table-cell>
              <table:table-cell table:style-name="ce172" office:value-type="string">
                <text:p>15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IPv4 Register</text:p>
            </table:table-cell>
            <table:covered-table-cell table:number-columns-repeated="3" table:style-name="ce86"/>
            <table:covered-table-cell table:style-name="ce124"/>
            <table:covered-table-cell table:style-name="ce181"/>
            <table:covered-table-cell table:number-columns-repeated="2" table:style-name="ce196"/>
            <table:covered-table-cell table:style-name="ce229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IPv4[0:3] </text:p>
              </table:table-cell>
              <table:table-cell table:style-name="ce86" office:value-type="string" table:number-columns-spanned="1" table:number-rows-spanned="2">
                <text:p>0x04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21" table:visibility="collapse">
              <table:table-cell/>
              <table:covered-table-cell table:number-columns-repeated="2" table:style-name="ce11"/>
              <table:covered-table-cell table:style-name="ce64"/>
              <table:covered-table-cell table:number-columns-repeated="3" table:style-name="ce86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30" office:value-type="string">
                <text:p>These 4 registers contain the 32-bit IPv4 address of the FPGA module stored in network byte ordering (i.e. Big-endian)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</text:p>
              </table:table-cell>
              <table:table-cell table:number-columns-repeated="1012"/>
            </table:table-row>
          </table:table-row-group>
          <table:table-row table:style-name="ro22">
            <table:table-cell/>
            <table:covered-table-cell table:number-columns-repeated="2" table:style-name="ce19"/>
            <table:table-cell table:style-name="ce65" office:value-type="string" table:number-columns-spanned="9" table:number-rows-spanned="1">
              <text:p><text:s/>Sub-Net Mask Register</text:p>
            </table:table-cell>
            <table:covered-table-cell table:number-columns-repeated="3" table:style-name="ce87"/>
            <table:covered-table-cell table:style-name="ce117"/>
            <table:covered-table-cell table:number-columns-repeated="3" table:style-name="ce168"/>
            <table:covered-table-cell table:style-name="ce117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ce19"/>
              <table:table-cell table:style-name="ce66" office:value-type="string" table:number-columns-spanned="1" table:number-rows-spanned="2">
                <text:p><text:s/>SUBNET[0:3]</text:p>
              </table:table-cell>
              <table:table-cell table:style-name="ce86" office:value-type="string" table:number-columns-spanned="1" table:number-rows-spanned="2">
                <text:p>0x08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>
                <text:p><text:s/>SUBNET <text:s/>Mask register</text:p>
              </table:table-cell>
              <table:table-cell table:style-name="ce179" table:number-columns-repeated="2"/>
              <table:table-cell table:style-name="ce204"/>
              <table: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6"/>
              <table:table-cell table:style-name="ce136" office:value-type="string">
                <text:p><text:s/>Mask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5" office:value-type="string">
                <text:p>0xFFFF0000</text:p>
              </table:table-cell>
              <table:table-cell table:style-name="ce221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24">
            <table:table-cell/>
            <table:covered-table-cell table:style-name="ce17"/>
            <table:covered-table-cell table:style-name="ce19"/>
            <table:table-cell table:style-name="ce65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86"/>
            <table:covered-table-cell table:style-name="ce136"/>
            <table:covered-table-cell table:style-name="ce180"/>
            <table:covered-table-cell table:style-name="ce164"/>
            <table:covered-table-cell table:style-name="ce190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style-name="ce17"/>
              <table:covered-table-cell table:style-name="ce19"/>
              <table:table-cell table:style-name="ce66" office:value-type="string" table:number-columns-spanned="1" table:number-rows-spanned="2">
                <text:p><text:s/>GATEWAY[0:3]</text:p>
              </table:table-cell>
              <table:table-cell table:style-name="ce86" office:value-type="string" table:number-columns-spanned="1" table:number-rows-spanned="2">
                <text:p>0x0C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79"/>
              <table:covered-table-cell table:style-name="ce204"/>
              <table:covered-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8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90" office:value-type="string">
                <text:p>0x00000000</text:p>
              </table:table-cell>
              <table:table-cell table:style-name="ce221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Management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2"/>
            <table:table-cell table:style-name="ce18" office:value-type="string" table:number-columns-spanned="1" table:number-rows-spanned="23">
              <text:p>MNGT</text:p>
            </table:table-cell>
            <table:table-cell table:style-name="ce41" office:value-type="string" table:number-columns-spanned="1" table:number-rows-spanned="23">
              <text:p>[0x40]</text:p>
            </table:table-cell>
            <table:table-cell table:style-name="ce53" office:value-type="string" table:number-columns-spanned="9" table:number-rows-spanned="1">
              <text:p>Trusted RM IPv4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<text:s/>RMIPv4[0:3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4" table:number-columns-spanned="1" table:number-rows-spanned="2">
                <text:p>4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Resource Manager IPv4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6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Address</text:p>
              </table:table-cell>
              <table:table-cell table:style-name="ce183" office:value-type="string">
                <text:p>31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000000</text:p>
              </table:table-cell>
              <table:table-cell table:style-name="ce232" office:value-type="string">
                <text:p>These 4 registers contain the 32-bit IPv4 address of the cF resource manager stored in network byte ordering (i.e. Big-endian). Assuming an IP address equal to “192.168.1.1”, the MNGT_RMIP[0] register is to be loaded with “192”. These registers are initialized by the pervasive controller (i.e. PSoC) after the boot of the FPGA. When a valid IPv4 address is loaded in this register, the corresponding 'RMIP_AddressValid' bit is set in the MNGT_CONTROL register. <text:s text:c="3"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Read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RDFMC[0:3]</text:p>
              </table:table-cell>
              <table:table-cell table:style-name="ce89" office:value-type="string" table:number-columns-spanned="1" table:number-rows-spanned="5">
                <text:p>0x04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O</text:p>
              </table:table-cell>
              <table:table-cell table:style-name="ce140" office:value-type="string" table:number-columns-spanned="5" table:number-rows-spanned="1">
                <text:p><text:s/>Read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1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O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43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Write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WRFMC[0:3]</text:p>
              </table:table-cell>
              <table:table-cell table:style-name="ce89" office:value-type="string" table:number-columns-spanned="1" table:number-rows-spanned="5">
                <text:p>0x08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W</text:p>
              </table:table-cell>
              <table:table-cell table:style-name="ce140" office:value-type="string" table:number-columns-spanned="5" table:number-rows-spanned="1">
                <text:p><text:s/>Write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4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TCP Listen Port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TCPLSN[0:1]</text:p>
              </table:table-cell>
              <table:table-cell table:style-name="ce89" office:value-type="string" table:number-columns-spanned="1" table:number-rows-spanned="2">
                <text:p>0x0C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46" office:value-type="string" table:number-columns-spanned="5" table:number-rows-spanned="1">
                <text:p><text:s/>TCP Listen Port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7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7"/>
              <table:covered-table-cell table:number-columns-repeated="3" table:style-name="ce89"/>
              <table:table-cell table:style-name="ce147" office:value-type="string">
                <text:p><text:s/>Port</text:p>
              </table:table-cell>
              <table:table-cell table:style-name="ce183" office:value-type="string">
                <text:p>15:0</text:p>
              </table:table-cell>
              <table:table-cell table:style-name="ce197" office:value-type="string">
                <text:p>RW</text:p>
              </table:table-cell>
              <table:table-cell table:style-name="ce197" office:value-type="string">
                <text:p>0x0000</text:p>
              </table:table-cell>
              <table:table-cell table:style-name="ce234" office:value-type="string">
                <text:p>These 2 registers contain the TCP port number used by the FPGA when listening for a connection from the resource manager. The 16-bit TCP port is initialized by the pervasive controller (i.e. PSoC) after the boot of the FPGA and is stored in network byte ordering <text:span text:style-name="T3">(.i.e Big-</text:span><text:span text:style-name="T3">endian). </text:span><text:span text:style-name="T3">When a </text:span><text:span text:style-name="T3">valid TCP </text:span><text:span text:style-name="T3">port is </text:span><text:span text:style-name="T3">loaded in </text:span><text:span text:style-name="T3">this </text:span><text:span text:style-name="T3">register, </text:span><text:span text:style-name="T3">the </text:span><text:span text:style-name="T3">correspond</text:span><text:span text:style-name="T3">ing </text:span><text:span text:style-name="T3">'TCPLSN_</text:span><text:span text:style-name="T3">PortValid' </text:span><text:span text:style-name="T3">bit is set in </text:span><text:span text:style-name="T3">the </text:span><text:span text:style-name="T3">MNGT_CO</text:span><text:span text:style-name="T3">NTROL </text:span><text:span text:style-name="T3">register. <text:s text:c="4"/></text:span><text:s/><text:s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9"/>
            <table:covered-table-cell table:style-name="ce148"/>
            <table:covered-table-cell table:number-columns-repeated="3" table:style-name="ce186"/>
            <table:covered-table-cell table:style-name="ce235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4">
                <text:p>CONTROL</text:p>
              </table:table-cell>
              <table:table-cell table:style-name="ce86" office:value-type="string" table:number-columns-spanned="1" table:number-rows-spanned="4">
                <text:p>0x0E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32" office:value-type="string" table:number-columns-spanned="5" table:number-rows-spanned="1">
                <text:p><text:s/>Control of the Management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RM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RM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TCPLSN_Port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When set, indicates that a valid TCP port has been loaded into the LSNPORT register. <text:s text:c="2"/></text:p>
              </table:table-cell>
              <table:table-cell table:number-columns-repeated="1012"/>
            </table:table-row>
            <table:table-row table:style-name="ro13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7:2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70"/>
          <table:table-cell table:style-name="ce88" table:number-columns-repeated="3"/>
          <table:table-cell table:style-name="ce149"/>
          <table:table-cell table:style-name="ce187" table:number-columns-repeated="3"/>
          <table:table-cell table:style-name="ce149"/>
          <table:table-cell table:style-name="ce247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Application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2"/>
            <table:table-cell table:style-name="ce18" office:value-type="string" table:number-columns-spanned="1" table:number-rows-spanned="6">
              <text:p>APP</text:p>
            </table:table-cell>
            <table:table-cell table:style-name="ce41" office:value-type="string" table:number-columns-spanned="1" table:number-rows-spanned="6">
              <text:p>[0x50]</text:p>
            </table:table-cell>
            <table:table-cell table:style-name="ce53" office:value-type="string" table:number-columns-spanned="9" table:number-rows-spanned="1">
              <text:p>Read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RDROL[0:1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O</text:p>
              </table:table-cell>
              <table:table-cell table:style-name="ce138" office:value-type="string" table:number-columns-spanned="5" table:number-rows-spanned="1">
                <text:p><text:s/>Read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6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Write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WRROL[0:1]</text:p>
              </table:table-cell>
              <table:table-cell table:style-name="ce89" office:value-type="string" table:number-columns-spanned="1" table:number-rows-spanned="2">
                <text:p>0x02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Write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7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eserved Registers Bank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19">
            <table:table-cell/>
            <table:table-cell table:style-name="ce21" office:value-type="string" table:number-columns-spanned="1" table:number-rows-spanned="3">
              <text:p>RES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49"/>
            <table:covered-table-cell table:number-columns-repeated="3" table:style-name="ce187"/>
            <table:covered-table-cell table:style-name="ce149"/>
            <table:table-cell table:style-name="ce247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2"/>
              <table:table-cell table:style-name="ce60" office:value-type="string" table:number-columns-spanned="1" table:number-rows-spanned="2">
                <text:p><text:s/>SPARE</text:p>
              </table:table-cell>
              <table:table-cell table:style-name="ce86" office:value-type="string" table:number-columns-spanned="1" table:number-rows-spanned="2">
                <text:p>0x00-0x0F</text:p>
              </table:table-cell>
              <table:table-cell table:style-name="ce86" office:value-type="float" office:value="16" table:number-columns-spanned="1" table:number-rows-spanned="2">
                <text:p>1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5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2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table:number-columns-repeated="3"/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style-name="Default"/>
          <table:covered-table-cell table:style-name="ce71"/>
          <table:covered-table-cell table:number-columns-repeated="3" table:style-name="Default"/>
          <table:covered-table-cell table:style-name="ce150"/>
          <table:covered-table-cell table:number-columns-repeated="3" table:style-name="Default"/>
          <table:covered-table-cell table:style-name="ce150"/>
          <table:table-cell table:number-columns-repeated="1012"/>
        </table:table-row>
        <table:table-row-group>
          <table:table-row table:style-name="ro5">
            <table:table-cell/>
            <table:table-cell table:style-name="ce21" office:value-type="string" table:number-columns-spanned="1" table:number-rows-spanned="39">
              <text:p>DIAG</text:p>
            </table:table-cell>
            <table:table-cell table:style-name="ce21" office:value-type="string" table:number-columns-spanned="1" table:number-rows-spanned="39">
              <text:p>[0x70]</text:p>
            </table:table-cell>
            <table:table-cell table:style-name="ce53" office:value-type="string" table:number-columns-spanned="9" table:number-rows-spanned="1">
              <text:p>Scratch Pad Register</text:p>
            </table:table-cell>
            <table:covered-table-cell table:number-columns-repeated="3" table:style-name="Default"/>
            <table:covered-table-cell table:style-name="ce150"/>
            <table:covered-table-cell table:number-columns-repeated="3" table:style-name="Default"/>
            <table:covered-table-cell table:style-name="ce150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2">
                <text:p><text:s/>SCRATCH[0:3]</text:p>
              </table:table-cell>
              <table:table-cell table:style-name="ce86" office:value-type="string" table:number-columns-spanned="1" table:number-rows-spanned="2">
                <text:p>0x00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Scratch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23"/>
              <table:covered-table-cell table:style-name="ce72"/>
              <table:covered-table-cell table:number-columns-repeated="3" table:style-name="ce2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6" office:value-type="string">
                <text:p>0xDEADBEEF</text:p>
              </table:table-cell>
              <table:table-cell table:style-name="ce215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Control Register #1</text:p>
            </table:table-cell>
            <table:covered-table-cell table:number-columns-repeated="3" table:style-name="ce26"/>
            <table:covered-table-cell table:style-name="ce151"/>
            <table:covered-table-cell table:style-name="ce188"/>
            <table:covered-table-cell table:number-columns-repeated="2" table:style-name="ce198"/>
            <table:covered-table-cell table:style-name="ce238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7">
                <text:p><text:s/>CTRL_1</text:p>
              </table:table-cell>
              <table:table-cell table:style-name="ce86" office:value-type="string" table:number-columns-spanned="1" table:number-rows-spanned="7">
                <text:p>0x04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7"/>
              <table:covered-table-cell table:style-name="ce208"/>
              <table:table-cell table:number-columns-repeated="1012"/>
            </table:table-row>
            <table:table-row table:style-name="ro11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PcsLoopbackEn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4" office:value-type="string">
                <text:p><text:s/>ETH0_MacLoopbackEn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11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MacAddrSwapEn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19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4"/>
              <table:covered-table-cell table:style-name="ce58"/>
              <table:covered-table-cell table:number-columns-repeated="3" table:style-name="ce87"/>
              <table:table-cell table:style-name="ce152" office:value-type="string">
                <text:p><text:s/>MC0_MemTestCtrl</text:p>
              </table:table-cell>
              <table:table-cell table:style-name="ce189" office:value-type="string">
                <text:p>5:4</text:p>
              </table:table-cell>
              <table:table-cell table:style-name="ce189" office:value-type="string">
                <text:p>RW</text:p>
              </table:table-cell>
              <table:table-cell table:style-name="ce189" office:value-type="string">
                <text:p>0x0</text:p>
              </table:table-cell>
              <table:table-cell table:style-name="ce240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3" office:value-type="string">
                <text:p><text:s/>MC1_MemTestCtrl</text:p>
              </table:table-cell>
              <table:table-cell table:style-name="ce190" office:value-type="string">
                <text:p>7:6</text:p>
              </table:table-cell>
              <table:table-cell table:style-name="ce190" office:value-type="string">
                <text:p>RW</text:p>
              </table:table-cell>
              <table:table-cell table:style-name="ce190" office:value-type="string">
                <text:p>0x0</text:p>
              </table:table-cell>
              <table:table-cell table:style-name="ce241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Status Register #1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STAT_1</text:p>
              </table:table-cell>
              <table:table-cell table:style-name="ce86" office:value-type="string" table:number-columns-spanned="1" table:number-rows-spanned="7">
                <text:p>0x05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O</text:p>
              </table:table-cell>
              <table:table-cell table:style-name="ce125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1">
                <text:p>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number-columns-repeated="3" table:style-name="ce88"/>
              <table:table-cell table:style-name="ce128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style-name="Default"/>
              <table:covered-table-cell table:style-name="ce17"/>
              <table:covered-table-cell table:style-name="ce71"/>
              <table:covered-table-cell table:style-name="ce88" office:value-type="string">
                <text:p>0x05</text:p>
              </table:covered-table-cell>
              <table:covered-table-cell table:number-columns-repeated="2" table:style-name="ce87"/>
              <table:table-cell table:style-name="ce152" office:value-type="string">
                <text:p><text:s/>MC0_MemTestStat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</text:p>
              </table:table-cell>
              <table:table-cell table:style-name="ce240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29" table:visibility="collapse">
              <table:table-cell/>
              <table:covered-table-cell table:number-columns-repeated="2" table:style-name="ce17"/>
              <table:covered-table-cell table:style-name="ce71"/>
              <table:covered-table-cell table:number-columns-repeated="3" table:style-name="ce88"/>
              <table:table-cell table:style-name="ce153" office:value-type="string">
                <text:p><text:s/>MC1_MemTestStat</text:p>
              </table:table-cell>
              <table:table-cell table:style-name="ce193" office:value-type="string">
                <text:p>7:6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</text:p>
              </table:table-cell>
              <table:table-cell table:style-name="ce241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Control Register #2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CTRL_2</text:p>
              </table:table-cell>
              <table:table-cell table:style-name="ce86" office:value-type="string" table:number-columns-spanned="1" table:number-rows-spanned="7">
                <text:p>0x06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0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EchoCtrl</text:p>
              </table:table-cell>
              <table:table-cell table:style-name="ce192" office:value-type="string">
                <text:p>1:0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rop incoming UDP datagrams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31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PostPktEn</text:p>
              </table:table-cell>
              <table:table-cell table:style-name="ce194" office:value-type="float" office:value="2">
                <text:p>2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32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UdpCaptPktEn</text:p>
              </table:table-cell>
              <table:table-cell table:style-name="ce194" office:value-type="float" office:value="3">
                <text:p>3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3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4" office:value-type="string">
                <text:p><text:s/>ROLE_TcpEchoCtrl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TCP echo function of the Flash's role.</text:p>
                <text:p><text:s text:c="4"/>[00] Enable the TCP echo function in pass-through mode.</text:p>
                <text:p><text:s text:c="4"/>[01] Enable the TCP echo function in store-and-forward mode.</text:p>
                <text:p><text:s text:c="4"/>[10] Drop incoming TCP segments and enable the TCP post function. </text:p>
                <text:p><text:s text:c="4"/>[11] Reserved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4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TcpPostPktEn</text:p>
              </table:table-cell>
              <table:table-cell table:style-name="ce194" office:value-type="float" office:value="6">
                <text:p>6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5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5" office:value-type="string">
                <text:p><text:s/>ROLE_TcpCaptPktEn</text:p>
              </table:table-cell>
              <table:table-cell table:style-name="ce195" office:value-type="float" office:value="7">
                <text:p>7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0</text:p>
              </table:table-cell>
              <table:table-cell table:style-name="ce221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UDP Rx Data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URDDC</text:p>
              </table:table-cell>
              <table:table-cell table:style-name="ce86" office:value-type="string" table:number-columns-spanned="1" table:number-rows-spanned="2">
                <text:p>0x07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UDP Rx 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15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ese 2 registers contain the number of UDP Rx datagrams dropped by UOE. The count is reported in network byte ordering (i.e. in Big-endian). This means that if the count equals “0x1234”, the URDDC[0] register is loaded with “0x12”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Notification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NDC</text:p>
              </table:table-cell>
              <table:table-cell table:style-name="ce86" office:value-type="string" table:number-columns-spanned="1" table:number-rows-spanned="2">
                <text:p>0x09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Notification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TCP Rx notifications dropped by TOE. Such a drop should never happen; it indicates that the user APP was not fast enough to read some incoming notifications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Metadata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MDC</text:p>
              </table:table-cell>
              <table:table-cell table:style-name="ce86" office:value-type="string" table:number-columns-spanned="1" table:number-rows-spanned="2">
                <text:p>0x0A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Meta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TCP Rx metadata dropped by TOE. Such a drop should never happen; it indicates that the user APP was not fast enough to read some incoming metadata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Data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DDC</text:p>
              </table:table-cell>
              <table:table-cell table:style-name="ce86" office:value-type="string" table:number-columns-spanned="1" table:number-rows-spanned="2">
                <text:p>0x0B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15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ese 2 registers contain the number of Rx data chunks dropped by TOE. The count is reported in network byte ordering (i.e. in Big-endian). This means that if the count equals “0x1234”, the TRDDC[0] register is loaded with “0x12”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7" table:number-columns-repeated="2"/>
          <table:table-cell/>
          <table:table-cell table:style-name="ce88" table:number-columns-repeated="3"/>
          <table:table-cell table:style-name="ce150"/>
          <table:table-cell table:style-name="Default" table:number-columns-repeated="3"/>
          <table:table-cell table:style-name="ce150"/>
          <table:table-cell table:style-name="ce246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/>
          <table:covered-table-cell table:number-columns-repeated="3" table:style-name="ce88"/>
          <table:covered-table-cell table:style-name="ce150"/>
          <table:covered-table-cell table:number-columns-repeated="3" table:style-name="Default"/>
          <table:covered-table-cell table:style-name="ce150"/>
          <table:table-cell table:style-name="ce246" table:number-columns-repeated="1007"/>
          <table:table-cell table:number-columns-repeated="5"/>
        </table:table-row>
        <table:table-row-group>
          <table:table-row table:style-name="ro5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Page Register</text:p>
            </table:table-cell>
            <table:covered-table-cell table:number-columns-repeated="3" table:style-name="ce88"/>
            <table:covered-table-cell table:number-columns-repeated="5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style-name="ce26"/>
              <table:covered-table-cell table:style-name="ce23"/>
              <table:table-cell table:style-name="ce49" office:value-type="string" table:number-columns-spanned="1" table:number-rows-spanned="2">
                <text:p><text:s/>SELECT</text:p>
              </table:table-cell>
              <table:table-cell table:style-name="ce86" office:value-type="string" table:number-columns-spanned="1" table:number-rows-spanned="2">
                <text:p>0x7F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Extended Page Select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27"/>
              <table:covered-table-cell table:style-name="ce46"/>
              <table:covered-table-cell table:style-name="ce49"/>
              <table:covered-table-cell table:style-name="ce94"/>
              <table:covered-table-cell table:number-columns-repeated="2" table:style-name="ce8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5" office:value-type="string">
                <text:p><text:s text:c="6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/>
          <table:table-cell table:style-name="ce88" table:number-columns-repeated="3"/>
          <table:table-cell table:number-columns-repeated="5"/>
          <table:table-cell table:style-name="ce246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08/25/2021</text:date>, <text:time>11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21-08-25T11:42:39</dc:date>
    <dc:creator>Francois Abel</dc:creator>
    <meta:editing-duration>P22DT23H15M34S</meta:editing-duration>
    <meta:editing-cycles>188</meta:editing-cycles>
    <meta:generator>OpenOffice/4.1.6$Unix OpenOffice.org_project/416m1$Build-9790</meta:generator>
    <meta:document-statistic meta:table-count="1" meta:cell-count="734" meta:object-count="0"/>
  </office:meta>
</office:document-meta>
</file>